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200000821F90ABF77.png" manifest:media-type="image/png"/>
  <manifest:file-entry manifest:full-path="Pictures/1000020100000252000002595A3A3F34.png" manifest:media-type="image/png"/>
  <manifest:file-entry manifest:full-path="Pictures/10000201000000FC0000024B5ADBDB0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FreeSerif1" svg:font-family="FreeSerif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bitmap" draw:fill-image-name="Bitmape_20_1" style:repeat="stretch" draw:textarea-vertical-align="middl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fill="none" draw:fill-color="#ffffff" fo:min-height="0.635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fill="none" draw:fill-color="#ffffff" fo:min-height="0.762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258cm"/>
    </style:style>
    <style:style style:name="P1" style:family="paragraph">
      <style:paragraph-properties fo:text-align="center"/>
    </style:style>
    <style:style style:name="P2" style:family="paragraph">
      <style:text-properties style:font-name="FreeSerif1" fo:font-size="18pt" fo:font-style="italic" style:font-size-asian="18pt" style:font-size-complex="18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style:font-name="FreeSerif1" fo:font-size="18pt" fo:font-style="italic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.069cm" svg:height="2.495cm" svg:x="1.581cm" svg:y="2.06cm" svg:viewBox="0 0 1070 2496" draw:points="0,2496 0,0 1070,0 1070,2496">
          <text:p/>
        </draw:polygon>
        <draw:frame draw:style-name="gr2" draw:text-style-name="P1" draw:layer="layout" svg:width="1.27cm" svg:height="1.285cm" svg:x="9.128cm" svg:y="2.016cm">
          <draw:image xlink:href="Pictures/1000020100000252000002595A3A3F34.png" xlink:type="simple" xlink:show="embed" xlink:actuate="onLoad">
            <text:p/>
          </draw:image>
        </draw:frame>
        <draw:frame draw:style-name="gr2" draw:text-style-name="P1" draw:layer="layout" svg:width="0.744cm" svg:height="2.413cm" svg:x="5.318cm" svg:y="3.54cm">
          <draw:image xlink:href="Pictures/100002010000028200000821F90ABF77.png" xlink:type="simple" xlink:show="embed" xlink:actuate="onLoad">
            <text:p/>
          </draw:image>
        </draw:frame>
        <draw:line draw:style-name="gr3" draw:text-style-name="P1" draw:layer="layout" svg:x1="2.778cm" svg:y1="2.27cm" svg:x2="9.255cm" svg:y2="2.27cm">
          <text:p/>
        </draw:line>
        <draw:line draw:style-name="gr3" draw:text-style-name="P1" draw:layer="layout" svg:x1="2.778cm" svg:y1="2.524cm" svg:x2="5.191cm" svg:y2="3.667cm">
          <text:p/>
        </draw:line>
        <draw:frame draw:style-name="gr4" draw:text-style-name="P2" draw:layer="layout" svg:width="1.651cm" svg:height="1cm" svg:x="5.445cm" svg:y="1.127cm">
          <draw:text-box>
            <text:p><text:span text:style-name="T1">g</text:span></text:p>
          </draw:text-box>
        </draw:frame>
        <draw:frame draw:style-name="gr5" draw:text-style-name="P3" draw:layer="layout" svg:width="2.159cm" svg:height="1.062cm" svg:x="1.127cm" svg:y="4.556cm">
          <draw:text-box>
            <text:p><text:span text:style-name="T2">Source</text:span></text:p>
          </draw:text-box>
        </draw:frame>
        <draw:frame draw:style-name="gr5" draw:text-style-name="P3" draw:layer="layout" svg:width="2.286cm" svg:height="1.062cm" svg:x="4.683cm" svg:y="5.953cm">
          <draw:text-box>
            <text:p><text:span text:style-name="T2">Relay </text:span><text:span text:style-name="T3">1</text:span></text:p>
          </draw:text-box>
        </draw:frame>
        <draw:frame draw:style-name="gr5" draw:text-style-name="P3" draw:layer="layout" svg:width="3.08cm" svg:height="1.062cm" svg:x="8.874cm" svg:y="3.286cm">
          <draw:text-box>
            <text:p><text:span text:style-name="T2">Destination</text:span></text:p>
          </draw:text-box>
        </draw:frame>
        <draw:frame draw:style-name="gr2" draw:text-style-name="P1" draw:layer="layout" svg:width="0.744cm" svg:height="2.413cm" svg:x="5.336cm" svg:y="7.604cm">
          <draw:image xlink:href="Pictures/100002010000028200000821F90ABF77.png" xlink:type="simple" xlink:show="embed" xlink:actuate="onLoad">
            <text:p/>
          </draw:image>
        </draw:frame>
        <draw:frame draw:style-name="gr6" draw:layer="layout" svg:width="1.143cm" svg:height="0.962cm" draw:transform="rotate (1.5707963267949) translate (5.064cm 7.604cm)">
          <draw:text-box>
            <text:p>...</text:p>
          </draw:text-box>
        </draw:frame>
        <draw:frame draw:style-name="gr5" draw:text-style-name="P3" draw:layer="layout" svg:width="2.413cm" svg:height="1.062cm" svg:x="4.683cm" svg:y="10.098cm">
          <draw:text-box>
            <text:p><text:span text:style-name="T2">Relay </text:span><text:span text:style-name="T3">N</text:span></text:p>
          </draw:text-box>
        </draw:frame>
        <draw:line draw:style-name="gr3" draw:text-style-name="P1" draw:layer="layout" svg:x1="2.651cm" svg:y1="2.778cm" svg:x2="5.191cm" svg:y2="7.6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erif" svg:font-family="FreeSerif" style:font-family-generic="roman" style:font-pitch="variable"/>
    <style:font-face style:name="FreeSerif1" svg:font-family="FreeSerif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201000000FC0000024B5ADBDB0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1T09:27:19.220055839</meta:creation-date>
    <dc:date>2015-03-19T20:31:18.122794076</dc:date>
    <meta:editing-duration>PT3H49M15S</meta:editing-duration>
    <meta:editing-cycles>15</meta:editing-cycles>
    <meta:generator>LibreOffice/4.2.7.2$Linux_X86_64 LibreOffice_project/420m0$Build-2</meta:generator>
    <meta:document-statistic meta:object-count="13"/>
  </office:meta>
</office:document-meta>
</file>